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fo:font-weight="bold" officeooo:rsid="000a5052" officeooo:paragraph-rsid="000a5052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Arial1" fo:font-size="10pt" fo:font-weight="normal" officeooo:rsid="000a5052" officeooo:paragraph-rsid="000a5052" style:font-size-asian="8.75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onio Cordero Molina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8:38:29.089000000</meta:creation-date>
    <dc:date>2025-05-22T18:38:55.961000000</dc:date>
    <meta:editing-duration>PT27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24.2.0.3$Windows_X86_64 LibreOffice_project/da48488a73ddd66ea24cf16bbc4f7b9c08e9bea1</meta:generator>
  </office:meta>
</office:document-meta>
</file>